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102.1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6.34pt" svg:height="429.17pt" svg:x="952.89pt" svg:y="9.04pt">
            <loext:p draw:notify-on-update-of-ranges="Sheet1.E18:Sheet1.E21 Sheet1.G1:Sheet1.G1 Sheet1.G18:Sheet1.G21 Sheet1.H1:Sheet1.H1 Sheet1.H18:Sheet1.H21 Sheet1.I1:Sheet1.I1 Sheet1.I18:Sheet1.I21 Sheet1.J1:Sheet1.J1 Sheet1.J18:Sheet1.J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61.17pt" svg:height="406.57pt" svg:x="955.98pt" svg:y="444.25pt">
            <loext:p draw:notify-on-update-of-ranges="Sheet1.F51:Sheet1.F55 Sheet1.F37:Sheet1.F42 Sheet1.I37:Sheet1.I42 Sheet1.J37:Sheet1.J42 Sheet1.J37:Sheet1.J42 Sheet1.F58:Sheet1.F63 Sheet1.I58:Sheet1.I63 Sheet1.J58:Sheet1.J63 Sheet1.J58:Sheet1.J63 Sheet1.F44:Sheet1.F49 Sheet1.I44:Sheet1.I49 Sheet1.J44:Sheet1.J49 Sheet1.J44:Sheet1.J49 Sheet1.F51:Sheet1.F56 Sheet1.I51:Sheet1.I56 Sheet1.J51:Sheet1.J56 Sheet1.J51:Sheet1.J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# Samples</text:p>
          </table:table-cell>
          <table:table-cell table:style-name="Default" office:value-type="string" calcext:value-type="string">
            <text:p># Features</text:p>
          </table:table-cell>
          <table:table-cell table:style-name="Default" office:value-type="string" calcext:value-type="string">
            <text:p>Dataset Size (MB)</text:p>
          </table:table-cell>
          <table:table-cell table:style-name="Default" office:value-type="string" calcext:value-type="string">
            <text:p>Minibatch Size</text:p>
          </table:table-cell>
          <table:table-cell table:style-name="ce4" office:value-type="string" calcext:value-type="string">
            <text:p>Label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Decryption Time</text:p>
          </table:table-cell>
          <table:table-cell office:value-type="string" calcext:value-type="string">
            <text:p>Decompression Time</text:p>
          </table:table-cell>
          <table:table-cell office:value-type="string" calcext:value-type="string">
            <text:p>Dot Product Time</text:p>
          </table:table-cell>
          <table:table-cell office:value-type="string" calcext:value-type="string">
            <text:p>Residual Update Time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2]*[.B2]*4)/(1000*1000)" office:value-type="float" office:value="360" calcext:value-type="float">
            <text:p>36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54641" calcext:value-type="float">
            <text:p>0.0546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86887" calcext:value-type="float">
            <text:p>0.0386887</text:p>
          </table:table-cell>
          <table:table-cell table:style-name="ce1" office:value-type="float" office:value="0.0114896" calcext:value-type="float">
            <text:p>0.0114896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3]*[.B3]*4)/(1000*1000)" office:value-type="float" office:value="360" calcext:value-type="float">
            <text:p>360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AVX, decomp2.33</text:p>
          </table:table-cell>
          <table:table-cell office:value-type="float" office:value="0.407964" calcext:value-type="float">
            <text:p>0.407964</text:p>
          </table:table-cell>
          <table:table-cell office:value-type="float" office:value="0" calcext:value-type="float">
            <text:p>0</text:p>
          </table:table-cell>
          <table:table-cell office:value-type="float" office:value="0.365663" calcext:value-type="float">
            <text:p>0.365663</text:p>
          </table:table-cell>
          <table:table-cell office:value-type="float" office:value="0.0226734" calcext:value-type="float">
            <text:p>0.0226734</text:p>
          </table:table-cell>
          <table:table-cell office:value-type="float" office:value="0.0115349" calcext:value-type="float">
            <text:p>0.0115349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4]*[.B4]*4)/(1000*1000)" office:value-type="float" office:value="360" calcext:value-type="float">
            <text:p>360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AVX, decrypt</text:p>
          </table:table-cell>
          <table:table-cell office:value-type="float" office:value="0.23359" calcext:value-type="float">
            <text:p>0.23359</text:p>
          </table:table-cell>
          <table:table-cell office:value-type="float" office:value="0.188812" calcext:value-type="float">
            <text:p>0.188812</text:p>
          </table:table-cell>
          <table:table-cell office:value-type="float" office:value="0" calcext:value-type="float">
            <text:p>0</text:p>
          </table:table-cell>
          <table:table-cell office:value-type="float" office:value="0.0247676" calcext:value-type="float">
            <text:p>0.0247676</text:p>
          </table:table-cell>
          <table:table-cell office:value-type="float" office:value="0.0115774" calcext:value-type="float">
            <text:p>0.0115774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5]*[.B5]*4)/(1000*1000)" office:value-type="float" office:value="360" calcext:value-type="float">
            <text:p>360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489783" calcext:value-type="float">
            <text:p>0.489783</text:p>
          </table:table-cell>
          <table:table-cell table:style-name="ce2" office:value-type="float" office:value="0.0914862" calcext:value-type="float">
            <text:p>0.0914862</text:p>
          </table:table-cell>
          <table:table-cell table:style-name="ce2" office:value-type="float" office:value="0.354794" calcext:value-type="float">
            <text:p>0.354794</text:p>
          </table:table-cell>
          <table:table-cell table:style-name="ce2" office:value-type="float" office:value="0.0227082" calcext:value-type="float">
            <text:p>0.0227082</text:p>
          </table:table-cell>
          <table:table-cell table:style-name="ce2" office:value-type="float" office:value="0.011559" calcext:value-type="float">
            <text:p>0.011559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6]*[.B6]*4)/(1000*1000)" office:value-type="float" office:value="360" calcext:value-type="float">
            <text:p>360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7483" calcext:value-type="float">
            <text:p>0.0474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57208" calcext:value-type="float">
            <text:p>0.0357208</text:p>
          </table:table-cell>
          <table:table-cell table:style-name="ce1" office:value-type="float" office:value="0.0095861" calcext:value-type="float">
            <text:p>0.0095861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7]*[.B7]*4)/(1000*1000)" office:value-type="float" office:value="360" calcext:value-type="float">
            <text:p>36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string" calcext:value-type="string">
            <text:p>AVX, decomp2.33</text:p>
          </table:table-cell>
          <table:table-cell office:value-type="float" office:value="0.420607" calcext:value-type="float">
            <text:p>0.420607</text:p>
          </table:table-cell>
          <table:table-cell office:value-type="float" office:value="0" calcext:value-type="float">
            <text:p>0</text:p>
          </table:table-cell>
          <table:table-cell office:value-type="float" office:value="0.386894" calcext:value-type="float">
            <text:p>0.386894</text:p>
          </table:table-cell>
          <table:table-cell office:value-type="float" office:value="0.0199082" calcext:value-type="float">
            <text:p>0.0199082</text:p>
          </table:table-cell>
          <table:table-cell office:value-type="float" office:value="0.00955987" calcext:value-type="float">
            <text:p>0.00955987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8]*[.B8]*4)/(1000*1000)" office:value-type="float" office:value="360" calcext:value-type="float">
            <text:p>36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string" calcext:value-type="string">
            <text:p>AVX, decrypt</text:p>
          </table:table-cell>
          <table:table-cell office:value-type="float" office:value="0.207706" calcext:value-type="float">
            <text:p>0.207706</text:p>
          </table:table-cell>
          <table:table-cell office:value-type="float" office:value="0.173825" calcext:value-type="float">
            <text:p>0.173825</text:p>
          </table:table-cell>
          <table:table-cell office:value-type="float" office:value="0" calcext:value-type="float">
            <text:p>0</text:p>
          </table:table-cell>
          <table:table-cell office:value-type="float" office:value="0.0199506" calcext:value-type="float">
            <text:p>0.0199506</text:p>
          </table:table-cell>
          <table:table-cell office:value-type="float" office:value="0.00971603" calcext:value-type="float">
            <text:p>0.0097160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9]*[.B9]*4)/(1000*1000)" office:value-type="float" office:value="360" calcext:value-type="float">
            <text:p>36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496019" calcext:value-type="float">
            <text:p>0.496019</text:p>
          </table:table-cell>
          <table:table-cell table:style-name="ce2" office:value-type="float" office:value="0.0791137" calcext:value-type="float">
            <text:p>0.0791137</text:p>
          </table:table-cell>
          <table:table-cell table:style-name="ce2" office:value-type="float" office:value="0.381919" calcext:value-type="float">
            <text:p>0.381919</text:p>
          </table:table-cell>
          <table:table-cell table:style-name="ce2" office:value-type="float" office:value="0.0200405" calcext:value-type="float">
            <text:p>0.0200405</text:p>
          </table:table-cell>
          <table:table-cell table:style-name="ce2" office:value-type="float" office:value="0.00961447" calcext:value-type="float">
            <text:p>0.00961447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10]*[.B10]*4)/(1000*1000)" office:value-type="float" office:value="360" calcext:value-type="float">
            <text:p>360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22599" calcext:value-type="float">
            <text:p>0.04225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25837" calcext:value-type="float">
            <text:p>0.0325837</text:p>
          </table:table-cell>
          <table:table-cell table:style-name="ce1" office:value-type="float" office:value="0.00852656" calcext:value-type="float">
            <text:p>0.00852656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1]*[.B11]*4)/(1000*1000)" office:value-type="float" office:value="360" calcext:value-type="float">
            <text:p>360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string" calcext:value-type="string">
            <text:p>AVX, decomp2.33</text:p>
          </table:table-cell>
          <table:table-cell office:value-type="float" office:value="0.427558" calcext:value-type="float">
            <text:p>0.427558</text:p>
          </table:table-cell>
          <table:table-cell office:value-type="float" office:value="0" calcext:value-type="float">
            <text:p>0</text:p>
          </table:table-cell>
          <table:table-cell office:value-type="float" office:value="0.397607" calcext:value-type="float">
            <text:p>0.397607</text:p>
          </table:table-cell>
          <table:table-cell office:value-type="float" office:value="0.0190139" calcext:value-type="float">
            <text:p>0.0190139</text:p>
          </table:table-cell>
          <table:table-cell office:value-type="float" office:value="0.00842953" calcext:value-type="float">
            <text:p>0.00842953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2]*[.B12]*4)/(1000*1000)" office:value-type="float" office:value="360" calcext:value-type="float">
            <text:p>360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string" calcext:value-type="string">
            <text:p>AVX, decrypt</text:p>
          </table:table-cell>
          <table:table-cell office:value-type="float" office:value="0.202097" calcext:value-type="float">
            <text:p>0.202097</text:p>
          </table:table-cell>
          <table:table-cell office:value-type="float" office:value="0.172077" calcext:value-type="float">
            <text:p>0.172077</text:p>
          </table:table-cell>
          <table:table-cell office:value-type="float" office:value="0" calcext:value-type="float">
            <text:p>0</text:p>
          </table:table-cell>
          <table:table-cell office:value-type="float" office:value="0.0189695" calcext:value-type="float">
            <text:p>0.0189695</text:p>
          </table:table-cell>
          <table:table-cell office:value-type="float" office:value="0.00896168" calcext:value-type="float">
            <text:p>0.00896168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13]*[.B13]*4)/(1000*1000)" office:value-type="float" office:value="360" calcext:value-type="float">
            <text:p>360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499546" calcext:value-type="float">
            <text:p>0.499546</text:p>
          </table:table-cell>
          <table:table-cell table:style-name="ce2" office:value-type="float" office:value="0.0751734" calcext:value-type="float">
            <text:p>0.0751734</text:p>
          </table:table-cell>
          <table:table-cell table:style-name="ce2" office:value-type="float" office:value="0.393832" calcext:value-type="float">
            <text:p>0.393832</text:p>
          </table:table-cell>
          <table:table-cell table:style-name="ce2" office:value-type="float" office:value="0.0189545" calcext:value-type="float">
            <text:p>0.0189545</text:p>
          </table:table-cell>
          <table:table-cell table:style-name="ce2" office:value-type="float" office:value="0.00843763" calcext:value-type="float">
            <text:p>0.00843763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14]*[.B14]*4)/(1000*1000)" office:value-type="float" office:value="360" calcext:value-type="float">
            <text:p>360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6387" calcext:value-type="float">
            <text:p>0.0463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63038" calcext:value-type="float">
            <text:p>0.0363038</text:p>
          </table:table-cell>
          <table:table-cell table:style-name="ce1" office:value-type="float" office:value="0.00946712" calcext:value-type="float">
            <text:p>0.009467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5]*[.B15]*4)/(1000*1000)" office:value-type="float" office:value="360" calcext:value-type="float">
            <text:p>36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VX, decomp2.33</text:p>
          </table:table-cell>
          <table:table-cell office:value-type="float" office:value="0.437555" calcext:value-type="float">
            <text:p>0.437555</text:p>
          </table:table-cell>
          <table:table-cell office:value-type="float" office:value="0" calcext:value-type="float">
            <text:p>0</text:p>
          </table:table-cell>
          <table:table-cell office:value-type="float" office:value="0.403285" calcext:value-type="float">
            <text:p>0.403285</text:p>
          </table:table-cell>
          <table:table-cell office:value-type="float" office:value="0.0236573" calcext:value-type="float">
            <text:p>0.0236573</text:p>
          </table:table-cell>
          <table:table-cell office:value-type="float" office:value="0.00921822" calcext:value-type="float">
            <text:p>0.00921822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6]*[.B16]*4)/(1000*1000)" office:value-type="float" office:value="360" calcext:value-type="float">
            <text:p>36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VX, decrypt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171228" calcext:value-type="float">
            <text:p>0.171228</text:p>
          </table:table-cell>
          <table:table-cell office:value-type="float" office:value="0" calcext:value-type="float">
            <text:p>0</text:p>
          </table:table-cell>
          <table:table-cell office:value-type="float" office:value="0.0188563" calcext:value-type="float">
            <text:p>0.0188563</text:p>
          </table:table-cell>
          <table:table-cell office:value-type="float" office:value="0.0108736" calcext:value-type="float">
            <text:p>0.0108736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17]*[.B17]*4)/(1000*1000)" office:value-type="float" office:value="360" calcext:value-type="float">
            <text:p>360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506567" calcext:value-type="float">
            <text:p>0.506567</text:p>
          </table:table-cell>
          <table:table-cell table:style-name="ce2" office:value-type="float" office:value="0.0742896" calcext:value-type="float">
            <text:p>0.0742896</text:p>
          </table:table-cell>
          <table:table-cell table:style-name="ce2" office:value-type="float" office:value="0.400219" calcext:value-type="float">
            <text:p>0.400219</text:p>
          </table:table-cell>
          <table:table-cell table:style-name="ce2" office:value-type="float" office:value="0.020782" calcext:value-type="float">
            <text:p>0.020782</text:p>
          </table:table-cell>
          <table:table-cell table:style-name="ce2" office:value-type="float" office:value="0.00965691" calcext:value-type="float">
            <text:p>0.00965691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18]*[.B18]*4)/(1000*1000)" office:value-type="float" office:value="360" calcext:value-type="float">
            <text:p>360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70259" calcext:value-type="float">
            <text:p>0.04702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46618" calcext:value-type="float">
            <text:p>0.0346618</text:p>
          </table:table-cell>
          <table:table-cell table:style-name="ce1" office:value-type="float" office:value="0.0120561" calcext:value-type="float">
            <text:p>0.01205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9]*[.B19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, decomp2.33</text:p>
          </table:table-cell>
          <table:table-cell office:value-type="float" office:value="0.438533" calcext:value-type="float">
            <text:p>0.438533</text:p>
          </table:table-cell>
          <table:table-cell office:value-type="float" office:value="0" calcext:value-type="float">
            <text:p>0</text:p>
          </table:table-cell>
          <table:table-cell office:value-type="float" office:value="0.405653" calcext:value-type="float">
            <text:p>0.405653</text:p>
          </table:table-cell>
          <table:table-cell office:value-type="float" office:value="0.020674" calcext:value-type="float">
            <text:p>0.020674</text:p>
          </table:table-cell>
          <table:table-cell office:value-type="float" office:value="0.0114684" calcext:value-type="float">
            <text:p>0.0114684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20]*[.B20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, decrypt</text:p>
          </table:table-cell>
          <table:table-cell office:value-type="float" office:value="0.204941" calcext:value-type="float">
            <text:p>0.204941</text:p>
          </table:table-cell>
          <table:table-cell office:value-type="float" office:value="0.172796" calcext:value-type="float">
            <text:p>0.172796</text:p>
          </table:table-cell>
          <table:table-cell office:value-type="float" office:value="0" calcext:value-type="float">
            <text:p>0</text:p>
          </table:table-cell>
          <table:table-cell office:value-type="float" office:value="0.0190485" calcext:value-type="float">
            <text:p>0.0190485</text:p>
          </table:table-cell>
          <table:table-cell office:value-type="float" office:value="0.0126293" calcext:value-type="float">
            <text:p>0.012629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21]*[.B21]*4)/(1000*1000)" office:value-type="float" office:value="360" calcext:value-type="float">
            <text:p>360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513999" calcext:value-type="float">
            <text:p>0.513999</text:p>
          </table:table-cell>
          <table:table-cell table:style-name="ce2" office:value-type="float" office:value="0.0758796" calcext:value-type="float">
            <text:p>0.0758796</text:p>
          </table:table-cell>
          <table:table-cell table:style-name="ce2" office:value-type="float" office:value="0.403056" calcext:value-type="float">
            <text:p>0.403056</text:p>
          </table:table-cell>
          <table:table-cell table:style-name="ce2" office:value-type="float" office:value="0.0211909" calcext:value-type="float">
            <text:p>0.0211909</text:p>
          </table:table-cell>
          <table:table-cell table:style-name="ce2" office:value-type="float" office:value="0.0130963" calcext:value-type="float">
            <text:p>0.0130963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22]*[.B22]*4)/(1000*1000)" office:value-type="float" office:value="360" calcext:value-type="float">
            <text:p>360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string" calcext:value-type="string">
            <text:p>AVX14</text:p>
          </table:table-cell>
          <table:table-cell table:style-name="ce1" office:value-type="float" office:value="0.0156131" calcext:value-type="float">
            <text:p>0.0156131</text:p>
          </table:table-cell>
          <table:table-cell table:style-name="ce1" table:number-columns-repeated="2"/>
          <table:table-cell table:style-name="ce1" office:value-type="float" office:value="0.00315523" calcext:value-type="float">
            <text:p>0.00315523</text:p>
          </table:table-cell>
          <table:table-cell table:style-name="ce1" office:value-type="float" office:value="0.00114679" calcext:value-type="float">
            <text:p>0.001146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23]*[.B2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14, decomp2.33</text:p>
          </table:table-cell>
          <table:table-cell office:value-type="float" office:value="0.126378" calcext:value-type="float">
            <text:p>0.126378</text:p>
          </table:table-cell>
          <table:table-cell/>
          <table:table-cell office:value-type="float" office:value="0.0631494" calcext:value-type="float">
            <text:p>0.0631494</text:p>
          </table:table-cell>
          <table:table-cell office:value-type="float" office:value="0.00322333" calcext:value-type="float">
            <text:p>0.00322333</text:p>
          </table:table-cell>
          <table:table-cell office:value-type="float" office:value="0.00213609" calcext:value-type="float">
            <text:p>0.00213609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24]*[.B24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14, decrypt</text:p>
          </table:table-cell>
          <table:table-cell office:value-type="float" office:value="0.0696471" calcext:value-type="float">
            <text:p>0.0696471</text:p>
          </table:table-cell>
          <table:table-cell office:value-type="float" office:value="0.0289876" calcext:value-type="float">
            <text:p>0.0289876</text:p>
          </table:table-cell>
          <table:table-cell/>
          <table:table-cell office:value-type="float" office:value="0.00326063" calcext:value-type="float">
            <text:p>0.00326063</text:p>
          </table:table-cell>
          <table:table-cell office:value-type="float" office:value="0.00238323" calcext:value-type="float">
            <text:p>0.0023832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25]*[.B25]*4)/(1000*1000)" office:value-type="float" office:value="360" calcext:value-type="float">
            <text:p>360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AVX14, decomp2.33, decrypt</text:p>
          </table:table-cell>
          <table:table-cell table:style-name="ce2" office:value-type="float" office:value="0.140765" calcext:value-type="float">
            <text:p>0.140765</text:p>
          </table:table-cell>
          <table:table-cell table:style-name="ce2" office:value-type="float" office:value="0.0105141" calcext:value-type="float">
            <text:p>0.0105141</text:p>
          </table:table-cell>
          <table:table-cell table:style-name="ce2" office:value-type="float" office:value="0.0619564" calcext:value-type="float">
            <text:p>0.0619564</text:p>
          </table:table-cell>
          <table:table-cell table:style-name="ce2" office:value-type="float" office:value="0.00327609" calcext:value-type="float">
            <text:p>0.00327609</text:p>
          </table:table-cell>
          <table:table-cell table:style-name="ce2" office:value-type="float" office:value="0.00209182" calcext:value-type="float">
            <text:p>0.00209182</text:p>
          </table:table-cell>
        </table:table-row>
        <table:table-row table:style-name="ro1" table:number-rows-repeated="10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#Threads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 Time</text:p>
          </table:table-cell>
          <table:table-cell office:value-type="string" calcext:value-type="string">
            <text:p>Processing Rate (GB/s)</text:p>
          </table:table-cell>
          <table:table-cell office:value-type="string" calcext:value-type="string">
            <text:p>Stdev Processing Rate (GB/s)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37]*[.B37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just read</text:p>
          </table:table-cell>
          <table:table-cell office:value-type="float" office:value="1" calcext:value-type="float">
            <text:p>1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0.0185409" calcext:value-type="float">
            <text:p>0.0185409</text:p>
          </table:table-cell>
          <table:table-cell table:formula="of:=(([.A37]*[.B37]*4)/[.G37])/(1000*1000*1000)" office:value-type="float" office:value="11.4875041482654" calcext:value-type="float">
            <text:p>11.4875041483</text:p>
          </table:table-cell>
          <table:table-cell table:formula="of:=([.I37]*[.H37])" office:value-type="float" office:value="0.212988665662574" calcext:value-type="float">
            <text:p>0.212988665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38]*[.B38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just read</text:p>
          </table:table-cell>
          <table:table-cell office:value-type="float" office:value="2" calcext:value-type="float">
            <text:p>2</text:p>
          </table:table-cell>
          <table:table-cell office:value-type="float" office:value="0.11316" calcext:value-type="float">
            <text:p>0.11316</text:p>
          </table:table-cell>
          <table:table-cell office:value-type="float" office:value="0.0289249" calcext:value-type="float">
            <text:p>0.0289249</text:p>
          </table:table-cell>
          <table:table-cell table:formula="of:=(([.A38]*[.B38]*4)/[.G38])/(1000*1000*1000)" office:value-type="float" office:value="15.9066808059385" calcext:value-type="float">
            <text:p>15.9066808059</text:p>
          </table:table-cell>
          <table:table-cell table:formula="of:=([.I38]*[.H38])" office:value-type="float" office:value="0.46009915164369" calcext:value-type="float">
            <text:p>0.460099151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39]*[.B39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just read</text:p>
          </table:table-cell>
          <table:table-cell office:value-type="float" office:value="4" calcext:value-type="float">
            <text:p>4</text:p>
          </table:table-cell>
          <table:table-cell office:value-type="float" office:value="0.0803499" calcext:value-type="float">
            <text:p>0.0803499</text:p>
          </table:table-cell>
          <table:table-cell office:value-type="float" office:value="0.0210531" calcext:value-type="float">
            <text:p>0.0210531</text:p>
          </table:table-cell>
          <table:table-cell table:formula="of:=(([.A39]*[.B39]*4)/[.G39])/(1000*1000*1000)" office:value-type="float" office:value="22.4020191686611" calcext:value-type="float">
            <text:p>22.4020191687</text:p>
          </table:table-cell>
          <table:table-cell table:formula="of:=([.I39]*[.H39])" office:value-type="float" office:value="0.471631949759738" calcext:value-type="float">
            <text:p>0.471631949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0]*[.B40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just read</text:p>
          </table:table-cell>
          <table:table-cell office:value-type="float" office:value="8" calcext:value-type="float">
            <text:p>8</text:p>
          </table:table-cell>
          <table:table-cell office:value-type="float" office:value="0.0571332" calcext:value-type="float">
            <text:p>0.0571332</text:p>
          </table:table-cell>
          <table:table-cell office:value-type="float" office:value="0.0103174" calcext:value-type="float">
            <text:p>0.0103174</text:p>
          </table:table-cell>
          <table:table-cell table:formula="of:=(([.A40]*[.B40]*4)/[.G40])/(1000*1000*1000)" office:value-type="float" office:value="31.5053243998236" calcext:value-type="float">
            <text:p>31.5053243998</text:p>
          </table:table-cell>
          <table:table-cell table:formula="of:=([.I40]*[.H40])" office:value-type="float" office:value="0.32505303396274" calcext:value-type="float">
            <text:p>0.32505303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1]*[.B41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just read</text:p>
          </table:table-cell>
          <table:table-cell office:value-type="float" office:value="14" calcext:value-type="float">
            <text:p>14</text:p>
          </table:table-cell>
          <table:table-cell office:value-type="float" office:value="0.0443903" calcext:value-type="float">
            <text:p>0.0443903</text:p>
          </table:table-cell>
          <table:table-cell office:value-type="float" office:value="0.00614252" calcext:value-type="float">
            <text:p>0.00614252</text:p>
          </table:table-cell>
          <table:table-cell table:formula="of:=(([.A41]*[.B41]*4)/[.G41])/(1000*1000*1000)" office:value-type="float" office:value="40.5493993057042" calcext:value-type="float">
            <text:p>40.5493993057</text:p>
          </table:table-cell>
          <table:table-cell table:formula="of:=([.I41]*[.H41])" office:value-type="float" office:value="0.249075496223274" calcext:value-type="float">
            <text:p>0.249075496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2]*[.B42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just read</text:p>
          </table:table-cell>
          <table:table-cell office:value-type="float" office:value="28" calcext:value-type="float">
            <text:p>28</text:p>
          </table:table-cell>
          <table:table-cell office:value-type="float" office:value="0.0363956" calcext:value-type="float">
            <text:p>0.0363956</text:p>
          </table:table-cell>
          <table:table-cell office:value-type="float" office:value="0.0025357" calcext:value-type="float">
            <text:p>0.0025357</text:p>
          </table:table-cell>
          <table:table-cell table:formula="of:=(([.A42]*[.B42]*4)/[.G42])/(1000*1000*1000)" office:value-type="float" office:value="49.456527712141" calcext:value-type="float">
            <text:p>49.4565277121</text:p>
          </table:table-cell>
          <table:table-cell table:formula="of:=([.I42]*[.H42])" office:value-type="float" office:value="0.125406917319676" calcext:value-type="float">
            <text:p>0.1254069173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4]*[.B44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just decom2.33</text:p>
          </table:table-cell>
          <table:table-cell office:value-type="float" office:value="1" calcext:value-type="float">
            <text:p>1</text:p>
          </table:table-cell>
          <table:table-cell office:value-type="float" office:value="2.08807" calcext:value-type="float">
            <text:p>2.08807</text:p>
          </table:table-cell>
          <table:table-cell office:value-type="float" office:value="0.000613209" calcext:value-type="float">
            <text:p>0.000613209</text:p>
          </table:table-cell>
          <table:table-cell table:formula="of:=(([.A44]*[.B44]*4)/[.G44])/(1000*1000*1000)" office:value-type="float" office:value="0.862040065706609" calcext:value-type="float">
            <text:p>0.8620400657</text:p>
          </table:table-cell>
          <table:table-cell table:formula="of:=([.I44]*[.H44])" office:value-type="float" office:value="0.000528610726651884" calcext:value-type="float">
            <text:p>0.000528610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5]*[.B45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just decom2.33</text:p>
          </table:table-cell>
          <table:table-cell office:value-type="float" office:value="2" calcext:value-type="float">
            <text:p>2</text:p>
          </table:table-cell>
          <table:table-cell office:value-type="float" office:value="1.06181" calcext:value-type="float">
            <text:p>1.06181</text:p>
          </table:table-cell>
          <table:table-cell office:value-type="float" office:value="0.0212727" calcext:value-type="float">
            <text:p>0.0212727</text:p>
          </table:table-cell>
          <table:table-cell table:formula="of:=(([.A45]*[.B45]*4)/[.G45])/(1000*1000*1000)" office:value-type="float" office:value="1.6952185419237" calcext:value-type="float">
            <text:p>1.6952185419</text:p>
          </table:table-cell>
          <table:table-cell table:formula="of:=([.I45]*[.H45])" office:value-type="float" office:value="0.0360618754767802" calcext:value-type="float">
            <text:p>0.036061875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6]*[.B46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just decom2.33</text:p>
          </table:table-cell>
          <table:table-cell office:value-type="float" office:value="4" calcext:value-type="float">
            <text:p>4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0446852" calcext:value-type="float">
            <text:p>0.0446852</text:p>
          </table:table-cell>
          <table:table-cell table:formula="of:=(([.A46]*[.B46]*4)/[.G46])/(1000*1000*1000)" office:value-type="float" office:value="2.93365060221328" calcext:value-type="float">
            <text:p>2.9336506022</text:p>
          </table:table-cell>
          <table:table-cell table:formula="of:=([.I46]*[.H46])" office:value-type="float" office:value="0.131090763890021" calcext:value-type="float">
            <text:p>0.131090763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7]*[.B47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just decom2.33</text:p>
          </table:table-cell>
          <table:table-cell office:value-type="float" office:value="8" calcext:value-type="float">
            <text:p>8</text:p>
          </table:table-cell>
          <table:table-cell office:value-type="float" office:value="0.329017" calcext:value-type="float">
            <text:p>0.329017</text:p>
          </table:table-cell>
          <table:table-cell office:value-type="float" office:value="0.0109562" calcext:value-type="float">
            <text:p>0.0109562</text:p>
          </table:table-cell>
          <table:table-cell table:formula="of:=(([.A47]*[.B47]*4)/[.G47])/(1000*1000*1000)" office:value-type="float" office:value="5.4708419321798" calcext:value-type="float">
            <text:p>5.4708419322</text:p>
          </table:table-cell>
          <table:table-cell table:formula="of:=([.I47]*[.H47])" office:value-type="float" office:value="0.0599396383773483" calcext:value-type="float">
            <text:p>0.059939638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8]*[.B48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just decom2.33</text:p>
          </table:table-cell>
          <table:table-cell office:value-type="float" office:value="14" calcext:value-type="float">
            <text:p>14</text:p>
          </table:table-cell>
          <table:table-cell office:value-type="float" office:value="0.19832" calcext:value-type="float">
            <text:p>0.19832</text:p>
          </table:table-cell>
          <table:table-cell office:value-type="float" office:value="0.0140172" calcext:value-type="float">
            <text:p>0.0140172</text:p>
          </table:table-cell>
          <table:table-cell table:formula="of:=(([.A48]*[.B48]*4)/[.G48])/(1000*1000*1000)" office:value-type="float" office:value="9.076240419524" calcext:value-type="float">
            <text:p>9.0762404195</text:p>
          </table:table-cell>
          <table:table-cell table:formula="of:=([.I48]*[.H48])" office:value-type="float" office:value="0.127223477208552" calcext:value-type="float">
            <text:p>0.127223477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9]*[.B49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just decom2.33</text:p>
          </table:table-cell>
          <table:table-cell office:value-type="float" office:value="28" calcext:value-type="float">
            <text:p>28</text:p>
          </table:table-cell>
          <table:table-cell office:value-type="float" office:value="0.144333" calcext:value-type="float">
            <text:p>0.144333</text:p>
          </table:table-cell>
          <table:table-cell office:value-type="float" office:value="0.0145068" calcext:value-type="float">
            <text:p>0.0145068</text:p>
          </table:table-cell>
          <table:table-cell table:formula="of:=(([.A49]*[.B49]*4)/[.G49])/(1000*1000*1000)" office:value-type="float" office:value="12.4711604414791" calcext:value-type="float">
            <text:p>12.4711604415</text:p>
          </table:table-cell>
          <table:table-cell table:formula="of:=([.I49]*[.H49])" office:value-type="float" office:value="0.180916630292449" calcext:value-type="float">
            <text:p>0.1809166303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1]*[.B51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just decrypt</text:p>
          </table:table-cell>
          <table:table-cell office:value-type="float" office:value="1" calcext:value-type="float">
            <text:p>1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00211275" calcext:value-type="float">
            <text:p>0.00211275</text:p>
          </table:table-cell>
          <table:table-cell table:formula="of:=(([.A51]*[.B51]*4)/[.G51])/(1000*1000*1000)" office:value-type="float" office:value="2.1655437921078" calcext:value-type="float">
            <text:p>2.1655437921</text:p>
          </table:table-cell>
          <table:table-cell table:formula="of:=([.I51]*[.H51])" office:value-type="float" office:value="0.00457525264677575" calcext:value-type="float">
            <text:p>0.004575252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2]*[.B52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just decrypt</text:p>
          </table:table-cell>
          <table:table-cell office:value-type="float" office:value="2" calcext:value-type="float">
            <text:p>2</text:p>
          </table:table-cell>
          <table:table-cell office:value-type="float" office:value="0.436426" calcext:value-type="float">
            <text:p>0.436426</text:p>
          </table:table-cell>
          <table:table-cell office:value-type="float" office:value="0.0254256" calcext:value-type="float">
            <text:p>0.0254256</text:p>
          </table:table-cell>
          <table:table-cell table:formula="of:=(([.A52]*[.B52]*4)/[.G52])/(1000*1000*1000)" office:value-type="float" office:value="4.1244105529918" calcext:value-type="float">
            <text:p>4.124410553</text:p>
          </table:table-cell>
          <table:table-cell table:formula="of:=([.I52]*[.H52])" office:value-type="float" office:value="0.104865612956148" calcext:value-type="float">
            <text:p>0.10486561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3]*[.B53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just decrypt</text:p>
          </table:table-cell>
          <table:table-cell office:value-type="float" office:value="4" calcext:value-type="float">
            <text:p>4</text:p>
          </table:table-cell>
          <table:table-cell office:value-type="float" office:value="0.25341" calcext:value-type="float">
            <text:p>0.25341</text:p>
          </table:table-cell>
          <table:table-cell office:value-type="float" office:value="0.0134293" calcext:value-type="float">
            <text:p>0.0134293</text:p>
          </table:table-cell>
          <table:table-cell table:formula="of:=(([.A53]*[.B53]*4)/[.G53])/(1000*1000*1000)" office:value-type="float" office:value="7.10311353143128" calcext:value-type="float">
            <text:p>7.1031135314</text:p>
          </table:table-cell>
          <table:table-cell table:formula="of:=([.I53]*[.H53])" office:value-type="float" office:value="0.09538984254765" calcext:value-type="float">
            <text:p>0.095389842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4]*[.B54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just decrypt</text:p>
          </table:table-cell>
          <table:table-cell office:value-type="float" office:value="8" calcext:value-type="float">
            <text:p>8</text:p>
          </table:table-cell>
          <table:table-cell office:value-type="float" office:value="0.141731" calcext:value-type="float">
            <text:p>0.141731</text:p>
          </table:table-cell>
          <table:table-cell office:value-type="float" office:value="0.0146988" calcext:value-type="float">
            <text:p>0.0146988</text:p>
          </table:table-cell>
          <table:table-cell table:formula="of:=(([.A54]*[.B54]*4)/[.G54])/(1000*1000*1000)" office:value-type="float" office:value="12.700115006597" calcext:value-type="float">
            <text:p>12.7001150066</text:p>
          </table:table-cell>
          <table:table-cell table:formula="of:=([.I54]*[.H54])" office:value-type="float" office:value="0.186676450458968" calcext:value-type="float">
            <text:p>0.18667645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5]*[.B55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just decrypt</text:p>
          </table:table-cell>
          <table:table-cell office:value-type="float" office:value="14" calcext:value-type="float">
            <text:p>14</text:p>
          </table:table-cell>
          <table:table-cell office:value-type="float" office:value="0.0929122" calcext:value-type="float">
            <text:p>0.0929122</text:p>
          </table:table-cell>
          <table:table-cell office:value-type="float" office:value="0.00872388" calcext:value-type="float">
            <text:p>0.00872388</text:p>
          </table:table-cell>
          <table:table-cell table:formula="of:=(([.A55]*[.B55]*4)/[.G55])/(1000*1000*1000)" office:value-type="float" office:value="19.3731286095906" calcext:value-type="float">
            <text:p>19.3731286096</text:p>
          </table:table-cell>
          <table:table-cell table:formula="of:=([.I55]*[.H55])" office:value-type="float" office:value="0.169008849214635" calcext:value-type="float">
            <text:p>0.169008849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6]*[.B56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just decrypt</text:p>
          </table:table-cell>
          <table:table-cell office:value-type="float" office:value="28" calcext:value-type="float">
            <text:p>28</text:p>
          </table:table-cell>
          <table:table-cell office:value-type="float" office:value="0.0835813" calcext:value-type="float">
            <text:p>0.0835813</text:p>
          </table:table-cell>
          <table:table-cell office:value-type="float" office:value="0.0169326" calcext:value-type="float">
            <text:p>0.0169326</text:p>
          </table:table-cell>
          <table:table-cell table:formula="of:=(([.A56]*[.B56]*4)/[.G56])/(1000*1000*1000)" office:value-type="float" office:value="21.5359177232228" calcext:value-type="float">
            <text:p>21.5359177232</text:p>
          </table:table-cell>
          <table:table-cell table:formula="of:=([.I56]*[.H56])" office:value-type="float" office:value="0.364659080440242" calcext:value-type="float">
            <text:p>0.3646590804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8]*[.B58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read/write</text:p>
          </table:table-cell>
          <table:table-cell office:value-type="float" office:value="1" calcext:value-type="float">
            <text:p>1</text:p>
          </table:table-cell>
          <table:table-cell office:value-type="float" office:value="0.215986" calcext:value-type="float">
            <text:p>0.215986</text:p>
          </table:table-cell>
          <table:table-cell office:value-type="float" office:value="0.0208173" calcext:value-type="float">
            <text:p>0.0208173</text:p>
          </table:table-cell>
          <table:table-cell table:formula="of:=(([.A58]*[.B58]*4)/[.G58])/(1000*1000*1000)" office:value-type="float" office:value="8.3338734918004" calcext:value-type="float">
            <text:p>8.3338734918</text:p>
          </table:table-cell>
          <table:table-cell table:formula="of:=([.I58]*[.H58])" office:value-type="float" office:value="0.173488744640856" calcext:value-type="float">
            <text:p>0.173488744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9]*[.B59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read/write</text:p>
          </table:table-cell>
          <table:table-cell office:value-type="float" office:value="2" calcext:value-type="float">
            <text:p>2</text:p>
          </table:table-cell>
          <table:table-cell office:value-type="float" office:value="0.151487" calcext:value-type="float">
            <text:p>0.151487</text:p>
          </table:table-cell>
          <table:table-cell office:value-type="float" office:value="0.0352884" calcext:value-type="float">
            <text:p>0.0352884</text:p>
          </table:table-cell>
          <table:table-cell table:formula="of:=(([.A59]*[.B59]*4)/[.G59])/(1000*1000*1000)" office:value-type="float" office:value="11.8822077141933" calcext:value-type="float">
            <text:p>11.8822077142</text:p>
          </table:table-cell>
          <table:table-cell table:formula="of:=([.I59]*[.H59])" office:value-type="float" office:value="0.419304098701539" calcext:value-type="float">
            <text:p>0.419304098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0]*[.B60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read/write</text:p>
          </table:table-cell>
          <table:table-cell office:value-type="float" office:value="4" calcext:value-type="float">
            <text:p>4</text:p>
          </table:table-cell>
          <table:table-cell office:value-type="float" office:value="0.117144" calcext:value-type="float">
            <text:p>0.117144</text:p>
          </table:table-cell>
          <table:table-cell office:value-type="float" office:value="0.0103636" calcext:value-type="float">
            <text:p>0.0103636</text:p>
          </table:table-cell>
          <table:table-cell table:formula="of:=(([.A60]*[.B60]*4)/[.G60])/(1000*1000*1000)" office:value-type="float" office:value="15.3657037492317" calcext:value-type="float">
            <text:p>15.3657037492</text:p>
          </table:table-cell>
          <table:table-cell table:formula="of:=([.I60]*[.H60])" office:value-type="float" office:value="0.159244007375538" calcext:value-type="float">
            <text:p>0.159244007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1]*[.B61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read/write</text:p>
          </table:table-cell>
          <table:table-cell office:value-type="float" office:value="8" calcext:value-type="float">
            <text:p>8</text:p>
          </table:table-cell>
          <table:table-cell office:value-type="float" office:value="0.0867298" calcext:value-type="float">
            <text:p>0.0867298</text:p>
          </table:table-cell>
          <table:table-cell office:value-type="float" office:value="0.00353652" calcext:value-type="float">
            <text:p>0.00353652</text:p>
          </table:table-cell>
          <table:table-cell table:formula="of:=(([.A61]*[.B61]*4)/[.G61])/(1000*1000*1000)" office:value-type="float" office:value="20.7541121967305" calcext:value-type="float">
            <text:p>20.7541121967</text:p>
          </table:table-cell>
          <table:table-cell table:formula="of:=([.I61]*[.H61])" office:value-type="float" office:value="0.0733973328659815" calcext:value-type="float">
            <text:p>0.073397332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2]*[.B62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read/write</text:p>
          </table:table-cell>
          <table:table-cell office:value-type="float" office:value="14" calcext:value-type="float">
            <text:p>14</text:p>
          </table:table-cell>
          <table:table-cell office:value-type="float" office:value="0.076102" calcext:value-type="float">
            <text:p>0.076102</text:p>
          </table:table-cell>
          <table:table-cell office:value-type="float" office:value="0.00321956" calcext:value-type="float">
            <text:p>0.00321956</text:p>
          </table:table-cell>
          <table:table-cell table:formula="of:=(([.A62]*[.B62]*4)/[.G62])/(1000*1000*1000)" office:value-type="float" office:value="23.6524664266379" calcext:value-type="float">
            <text:p>23.6524664266</text:p>
          </table:table-cell>
          <table:table-cell table:formula="of:=([.I62]*[.H62])" office:value-type="float" office:value="0.0761505348085464" calcext:value-type="float">
            <text:p>0.076150534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3]*[.B63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read/write</text:p>
          </table:table-cell>
          <table:table-cell office:value-type="float" office:value="28" calcext:value-type="float">
            <text:p>28</text:p>
          </table:table-cell>
          <table:table-cell office:value-type="float" office:value="0.0736867" calcext:value-type="float">
            <text:p>0.0736867</text:p>
          </table:table-cell>
          <table:table-cell office:value-type="float" office:value="0.00268481" calcext:value-type="float">
            <text:p>0.00268481</text:p>
          </table:table-cell>
          <table:table-cell table:formula="of:=(([.A63]*[.B63]*4)/[.G63])/(1000*1000*1000)" office:value-type="float" office:value="24.4277461197204" calcext:value-type="float">
            <text:p>24.4277461197</text:p>
          </table:table-cell>
          <table:table-cell table:formula="of:=([.I63]*[.H63])" office:value-type="float" office:value="0.0655838570596865" calcext:value-type="float">
            <text:p>0.0655838571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9:59:47.862962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2:41:42.641122492</meta:creation-date>
    <dc:date>2018-04-22T20:09:33.550224732</dc:date>
    <meta:editing-duration>PT19H45M45S</meta:editing-duration>
    <meta:editing-cycles>35</meta:editing-cycles>
    <meta:generator>LibreOffice/5.1.6.2$Linux_X86_64 LibreOffice_project/10m0$Build-2</meta:generator>
    <meta:document-statistic meta:table-count="1" meta:cell-count="4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44cm" svg:height="15.141cm" xlink:href=".." xlink:type="simple" chart:class="chart:bar" chart:style-name="ch1">
        <chart:title svg:x="5.113cm" svg:y="0.438cm" chart:style-name="ch2">
          <text:p>1-threaded AVX SCD, breakdown runtimes with variations</text:p>
        </chart:title>
        <chart:legend chart:legend-position="end" svg:x="17.655cm" svg:y="6.524cm" style:legend-expansion="high" chart:style-name="ch3"/>
        <chart:plot-area chart:style-name="ch4" table:cell-range-address="Sheet1.E18:Sheet1.E21 Sheet1.G1:Sheet1.J1 Sheet1.G18:Sheet1.J21" chart:data-source-has-labels="both" svg:x="1.445cm" svg:y="1.519cm" svg:width="15.776cm" svg:height="13.32cm">
          <chartooo:coordinate-region svg:x="2.172cm" svg:y="1.719cm" svg:width="14.865cm" svg:height="12.473cm"/>
          <chart:axis chart:dimension="x" chart:name="primary-x" chart:style-name="ch5" chartooo:axis-type="auto">
            <chartooo:date-scale/>
            <chart:categories table:cell-range-address="Sheet1.E18:Sheet1.E21"/>
          </chart:axis>
          <chart:axis chart:dimension="y" chart:name="primary-y" chart:style-name="ch6">
            <chart:title svg:x="0.451cm" svg:y="8.805cm" chart:style-name="ch7">
              <text:p>Time (s)</text:p>
            </chart:title>
            <chart:grid chart:style-name="ch8" chart:class="major"/>
          </chart:axis>
          <chart:series chart:style-name="ch9" chart:values-cell-range-address="Sheet1.G18:Sheet1.G21" chart:label-cell-address="Sheet1.G1:Sheet1.G1" chart:class="chart:bar">
            <chart:data-point chart:repeated="4"/>
          </chart:series>
          <chart:series chart:style-name="ch10" chart:values-cell-range-address="Sheet1.H18:Sheet1.H21" chart:label-cell-address="Sheet1.H1:Sheet1.H1" chart:class="chart:bar">
            <chart:data-point chart:repeated="4"/>
          </chart:series>
          <chart:series chart:style-name="ch11" chart:values-cell-range-address="Sheet1.I18:Sheet1.I21" chart:label-cell-address="Sheet1.I1:Sheet1.I1" chart:class="chart:bar">
            <chart:data-point chart:repeated="4"/>
          </chart:series>
          <chart:series chart:style-name="ch12" chart:values-cell-range-address="Sheet1.J18:Sheet1.J21" chart:label-cell-address="Sheet1.J1:Sheet1.J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ryption Time</text:p>
                <draw:g>
                  <svg:desc>Sheet1.G1:Sheet1.G1</svg:desc>
                </draw:g>
              </table:table-cell>
              <table:table-cell office:value-type="string">
                <text:p>Decompression Time</text:p>
                <draw:g>
                  <svg:desc>Sheet1.H1:Sheet1.H1</svg:desc>
                </draw:g>
              </table:table-cell>
              <table:table-cell office:value-type="string">
                <text:p>Dot Product Time</text:p>
                <draw:g>
                  <svg:desc>Sheet1.I1:Sheet1.I1</svg:desc>
                </draw:g>
              </table:table-cell>
              <table:table-cell office:value-type="string">
                <text:p>Residual Update Tim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X</text:p>
                <draw:g>
                  <svg:desc>Sheet1.E18:Sheet1.E21</svg:desc>
                </draw:g>
              </table:table-cell>
              <table:table-cell office:value-type="float" office:value="0">
                <text:p>0</text:p>
                <draw:g>
                  <svg:desc>Sheet1.G18:Sheet1.G21</svg:desc>
                </draw:g>
              </table:table-cell>
              <table:table-cell office:value-type="float" office:value="0">
                <text:p>0</text:p>
                <draw:g>
                  <svg:desc>Sheet1.H18:Sheet1.H21</svg:desc>
                </draw:g>
              </table:table-cell>
              <table:table-cell office:value-type="float" office:value="0.0346618">
                <text:p>0.0346618</text:p>
                <draw:g>
                  <svg:desc>Sheet1.I18:Sheet1.I21</svg:desc>
                </draw:g>
              </table:table-cell>
              <table:table-cell office:value-type="float" office:value="0.0120561">
                <text:p>0.0120561</text:p>
                <draw:g>
                  <svg:desc>Sheet1.J18:Sheet1.J21</svg:desc>
                </draw:g>
              </table:table-cell>
            </table:table-row>
            <table:table-row>
              <table:table-cell office:value-type="string">
                <text:p>AVX, decomp2.33</text:p>
              </table:table-cell>
              <table:table-cell office:value-type="float" office:value="0">
                <text:p>0</text:p>
              </table:table-cell>
              <table:table-cell office:value-type="float" office:value="0.405653">
                <text:p>0.405653</text:p>
              </table:table-cell>
              <table:table-cell office:value-type="float" office:value="0.020674">
                <text:p>0.020674</text:p>
              </table:table-cell>
              <table:table-cell office:value-type="float" office:value="0.0114684">
                <text:p>0.0114684</text:p>
              </table:table-cell>
            </table:table-row>
            <table:table-row>
              <table:table-cell office:value-type="string">
                <text:p>AVX, decrypt</text:p>
              </table:table-cell>
              <table:table-cell office:value-type="float" office:value="0.172796">
                <text:p>0.172796</text:p>
              </table:table-cell>
              <table:table-cell office:value-type="float" office:value="0">
                <text:p>0</text:p>
              </table:table-cell>
              <table:table-cell office:value-type="float" office:value="0.0190485">
                <text:p>0.0190485</text:p>
              </table:table-cell>
              <table:table-cell office:value-type="float" office:value="0.0126293">
                <text:p>0.0126293</text:p>
              </table:table-cell>
            </table:table-row>
            <table:table-row>
              <table:table-cell office:value-type="string">
                <text:p>AVX, decomp2.33, decrypt</text:p>
              </table:table-cell>
              <table:table-cell office:value-type="float" office:value="0.0758796">
                <text:p>0.0758796</text:p>
              </table:table-cell>
              <table:table-cell office:value-type="float" office:value="0.403056">
                <text:p>0.403056</text:p>
              </table:table-cell>
              <table:table-cell office:value-type="float" office:value="0.0211909">
                <text:p>0.0211909</text:p>
              </table:table-cell>
              <table:table-cell office:value-type="float" office:value="0.0130963">
                <text:p>0.0130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J37:Sheet1.J42" chart:error-lower-range="Sheet1.J37:Sheet1.J42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J37:Sheet1.J42" chart:error-lower-range="Sheet1.J37:Sheet1.J42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1.J58:Sheet1.J63" chart:error-lower-range="Sheet1.J58:Sheet1.J63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J58:Sheet1.J63" chart:error-lower-range="Sheet1.J58:Sheet1.J6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J44:Sheet1.J49" chart:error-lower-range="Sheet1.J44:Sheet1.J49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J44:Sheet1.J49" chart:error-lower-range="Sheet1.J44:Sheet1.J49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J51:Sheet1.J56" chart:error-lower-range="Sheet1.J51:Sheet1.J5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J51:Sheet1.J56" chart:error-lower-range="Sheet1.J51:Sheet1.J56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381cm" svg:height="14.344cm" xlink:href=".." xlink:type="simple" chart:class="chart:scatter" chart:style-name="ch1">
        <chart:title svg:x="10.953cm" svg:y="0.422cm" chart:style-name="ch2">
          <text:p>Multicore Scalability on Broadwell 14-core</text:p>
        </chart:title>
        <chart:legend chart:legend-position="end" svg:x="25.465cm" svg:y="6.126cm" style:legend-expansion="high" chart:style-name="ch3"/>
        <chart:plot-area chart:style-name="ch4" table:cell-range-address="Sheet1.F51:Sheet1.F55 Sheet1.F37:Sheet1.F42 Sheet1.I37:Sheet1.I42 Sheet1.I58:Sheet1.I63 Sheet1.I44:Sheet1.I49 Sheet1.I51:Sheet1.I56" chart:data-source-has-labels="both" svg:x="1.618cm" svg:y="1.487cm" svg:width="23.24cm" svg:height="11.59cm">
          <chartooo:coordinate-region svg:x="2.054cm" svg:y="1.686cm" svg:width="22.432cm" svg:height="10.744cm"/>
          <chart:axis chart:dimension="x" chart:name="primary-x" chart:style-name="ch5" chartooo:axis-type="auto">
            <chart:title svg:x="12.466cm" svg:y="13.363cm" chart:style-name="ch6">
              <text:p># Threads</text:p>
            </chart:title>
            <chart:categories table:cell-range-address="Sheet1.F51:Sheet1.F55"/>
          </chart:axis>
          <chart:axis chart:dimension="y" chart:name="primary-y" chart:style-name="ch7">
            <chart:title svg:x="0.451cm" svg:y="9.019cm" chart:style-name="ch8">
              <text:p>Processing Rate (GB/s)</text:p>
            </chart:title>
            <chart:grid chart:style-name="ch9" chart:class="major"/>
          </chart:axis>
          <chart:series chart:style-name="ch10" chart:values-cell-range-address="Sheet1.I37:Sheet1.I42" loext:label-string="read_rate" chart:class="chart:scatter">
            <chart:domain table:cell-range-address="Sheet1.F37:Sheet1.F42"/>
            <chart:error-indicator chart:style-name="ch11" chart:dimension="y"/>
            <chart:data-point chart:repeated="6"/>
          </chart:series>
          <chart:series chart:style-name="ch12" chart:values-cell-range-address="Sheet1.I58:Sheet1.I63" loext:label-string="read_rate_when_writing" chart:class="chart:scatter">
            <chart:domain table:cell-range-address="Sheet1.F58:Sheet1.F63"/>
            <chart:error-indicator chart:style-name="ch13" chart:dimension="y"/>
            <chart:data-point chart:repeated="6"/>
          </chart:series>
          <chart:series chart:style-name="ch14" chart:values-cell-range-address="Sheet1.I44:Sheet1.I49" loext:label-string="decomp2.33_rate" chart:class="chart:scatter">
            <chart:domain table:cell-range-address="Sheet1.F44:Sheet1.F49"/>
            <chart:error-indicator chart:style-name="ch15" chart:dimension="y"/>
            <chart:data-point chart:repeated="6"/>
          </chart:series>
          <chart:series chart:style-name="ch16" chart:values-cell-range-address="Sheet1.I51:Sheet1.I56" loext:label-string="decrypt_rate" chart:class="chart:scatter">
            <chart:domain table:cell-range-address="Sheet1.F51:Sheet1.F56"/>
            <chart:error-indicator chart:style-name="ch17" chart:dimension="y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ad_rate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read_rate_when_writing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decomp2.33_rate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decrypt_rate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51:Sheet1.F55</svg:desc>
                </draw:g>
              </table:table-cell>
              <table:table-cell office:value-type="float" office:value="1">
                <text:p>1</text:p>
                <draw:g>
                  <svg:desc>Sheet1.F37:Sheet1.F42</svg:desc>
                </draw:g>
              </table:table-cell>
              <table:table-cell office:value-type="float" office:value="11.4875041482654">
                <text:p>11.4875041482654</text:p>
                <draw:g>
                  <svg:desc>Sheet1.I37:Sheet1.I42</svg:desc>
                </draw:g>
              </table:table-cell>
              <table:table-cell office:value-type="float" office:value="0.212988665662574">
                <text:p>0.212988665662574</text:p>
                <draw:g>
                  <svg:desc>Sheet1.J37:Sheet1.J42</svg:desc>
                </draw:g>
              </table:table-cell>
              <table:table-cell office:value-type="float" office:value="0.212988665662574">
                <text:p>0.212988665662574</text:p>
                <draw:g>
                  <svg:desc>Sheet1.J37:Sheet1.J42</svg:desc>
                </draw:g>
              </table:table-cell>
              <table:table-cell office:value-type="float" office:value="1">
                <text:p>1</text:p>
                <draw:g>
                  <svg:desc>Sheet1.F58:Sheet1.F63</svg:desc>
                </draw:g>
              </table:table-cell>
              <table:table-cell office:value-type="float" office:value="8.3338734918004">
                <text:p>8.3338734918004</text:p>
                <draw:g>
                  <svg:desc>Sheet1.I58:Sheet1.I63</svg:desc>
                </draw:g>
              </table:table-cell>
              <table:table-cell office:value-type="float" office:value="0.173488744640856">
                <text:p>0.173488744640856</text:p>
                <draw:g>
                  <svg:desc>Sheet1.J58:Sheet1.J63</svg:desc>
                </draw:g>
              </table:table-cell>
              <table:table-cell office:value-type="float" office:value="0.173488744640856">
                <text:p>0.173488744640856</text:p>
                <draw:g>
                  <svg:desc>Sheet1.J58:Sheet1.J63</svg:desc>
                </draw:g>
              </table:table-cell>
              <table:table-cell office:value-type="float" office:value="1">
                <text:p>1</text:p>
                <draw:g>
                  <svg:desc>Sheet1.F44:Sheet1.F49</svg:desc>
                </draw:g>
              </table:table-cell>
              <table:table-cell office:value-type="float" office:value="0.862040065706609">
                <text:p>0.862040065706609</text:p>
                <draw:g>
                  <svg:desc>Sheet1.I44:Sheet1.I49</svg:desc>
                </draw:g>
              </table:table-cell>
              <table:table-cell office:value-type="float" office:value="0.000528610726651884">
                <text:p>0.000528610726651884</text:p>
                <draw:g>
                  <svg:desc>Sheet1.J44:Sheet1.J49</svg:desc>
                </draw:g>
              </table:table-cell>
              <table:table-cell office:value-type="float" office:value="0.000528610726651884">
                <text:p>0.000528610726651884</text:p>
                <draw:g>
                  <svg:desc>Sheet1.J44:Sheet1.J49</svg:desc>
                </draw:g>
              </table:table-cell>
              <table:table-cell office:value-type="float" office:value="1">
                <text:p>1</text:p>
                <draw:g>
                  <svg:desc>Sheet1.F51:Sheet1.F56</svg:desc>
                </draw:g>
              </table:table-cell>
              <table:table-cell office:value-type="float" office:value="2.1655437921078">
                <text:p>2.1655437921078</text:p>
                <draw:g>
                  <svg:desc>Sheet1.I51:Sheet1.I56</svg:desc>
                </draw:g>
              </table:table-cell>
              <table:table-cell office:value-type="float" office:value="0.00457525264677575">
                <text:p>0.00457525264677575</text:p>
                <draw:g>
                  <svg:desc>Sheet1.J51:Sheet1.J56</svg:desc>
                </draw:g>
              </table:table-cell>
              <table:table-cell office:value-type="float" office:value="0.00457525264677575">
                <text:p>0.00457525264677575</text:p>
                <draw:g>
                  <svg:desc>Sheet1.J51:Sheet1.J5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066808059385">
                <text:p>15.9066808059385</text:p>
              </table:table-cell>
              <table:table-cell office:value-type="float" office:value="0.46009915164369">
                <text:p>0.46009915164369</text:p>
              </table:table-cell>
              <table:table-cell office:value-type="float" office:value="0.46009915164369">
                <text:p>0.46009915164369</text:p>
              </table:table-cell>
              <table:table-cell office:value-type="float" office:value="2">
                <text:p>2</text:p>
              </table:table-cell>
              <table:table-cell office:value-type="float" office:value="11.8822077141933">
                <text:p>11.8822077141933</text:p>
              </table:table-cell>
              <table:table-cell office:value-type="float" office:value="0.419304098701539">
                <text:p>0.419304098701539</text:p>
              </table:table-cell>
              <table:table-cell office:value-type="float" office:value="0.419304098701539">
                <text:p>0.419304098701539</text:p>
              </table:table-cell>
              <table:table-cell office:value-type="float" office:value="2">
                <text:p>2</text:p>
              </table:table-cell>
              <table:table-cell office:value-type="float" office:value="1.6952185419237">
                <text:p>1.6952185419237</text:p>
              </table:table-cell>
              <table:table-cell office:value-type="float" office:value="0.0360618754767802">
                <text:p>0.0360618754767802</text:p>
              </table:table-cell>
              <table:table-cell office:value-type="float" office:value="0.0360618754767802">
                <text:p>0.0360618754767802</text:p>
              </table:table-cell>
              <table:table-cell office:value-type="float" office:value="2">
                <text:p>2</text:p>
              </table:table-cell>
              <table:table-cell office:value-type="float" office:value="4.1244105529918">
                <text:p>4.1244105529918</text:p>
              </table:table-cell>
              <table:table-cell office:value-type="float" office:value="0.104865612956148">
                <text:p>0.104865612956148</text:p>
              </table:table-cell>
              <table:table-cell office:value-type="float" office:value="0.104865612956148">
                <text:p>0.104865612956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.4020191686611">
                <text:p>22.4020191686611</text:p>
              </table:table-cell>
              <table:table-cell office:value-type="float" office:value="0.471631949759738">
                <text:p>0.471631949759738</text:p>
              </table:table-cell>
              <table:table-cell office:value-type="float" office:value="0.471631949759738">
                <text:p>0.471631949759738</text:p>
              </table:table-cell>
              <table:table-cell office:value-type="float" office:value="4">
                <text:p>4</text:p>
              </table:table-cell>
              <table:table-cell office:value-type="float" office:value="15.3657037492317">
                <text:p>15.3657037492317</text:p>
              </table:table-cell>
              <table:table-cell office:value-type="float" office:value="0.159244007375538">
                <text:p>0.159244007375538</text:p>
              </table:table-cell>
              <table:table-cell office:value-type="float" office:value="0.159244007375538">
                <text:p>0.159244007375538</text:p>
              </table:table-cell>
              <table:table-cell office:value-type="float" office:value="4">
                <text:p>4</text:p>
              </table:table-cell>
              <table:table-cell office:value-type="float" office:value="2.93365060221328">
                <text:p>2.93365060221328</text:p>
              </table:table-cell>
              <table:table-cell office:value-type="float" office:value="0.131090763890021">
                <text:p>0.131090763890021</text:p>
              </table:table-cell>
              <table:table-cell office:value-type="float" office:value="0.131090763890021">
                <text:p>0.131090763890021</text:p>
              </table:table-cell>
              <table:table-cell office:value-type="float" office:value="4">
                <text:p>4</text:p>
              </table:table-cell>
              <table:table-cell office:value-type="float" office:value="7.10311353143128">
                <text:p>7.10311353143128</text:p>
              </table:table-cell>
              <table:table-cell office:value-type="float" office:value="0.09538984254765">
                <text:p>0.09538984254765</text:p>
              </table:table-cell>
              <table:table-cell office:value-type="float" office:value="0.09538984254765">
                <text:p>0.095389842547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.5053243998236">
                <text:p>31.5053243998236</text:p>
              </table:table-cell>
              <table:table-cell office:value-type="float" office:value="0.32505303396274">
                <text:p>0.32505303396274</text:p>
              </table:table-cell>
              <table:table-cell office:value-type="float" office:value="0.32505303396274">
                <text:p>0.32505303396274</text:p>
              </table:table-cell>
              <table:table-cell office:value-type="float" office:value="8">
                <text:p>8</text:p>
              </table:table-cell>
              <table:table-cell office:value-type="float" office:value="20.7541121967305">
                <text:p>20.7541121967305</text:p>
              </table:table-cell>
              <table:table-cell office:value-type="float" office:value="0.0733973328659815">
                <text:p>0.0733973328659815</text:p>
              </table:table-cell>
              <table:table-cell office:value-type="float" office:value="0.0733973328659815">
                <text:p>0.0733973328659815</text:p>
              </table:table-cell>
              <table:table-cell office:value-type="float" office:value="8">
                <text:p>8</text:p>
              </table:table-cell>
              <table:table-cell office:value-type="float" office:value="5.4708419321798">
                <text:p>5.4708419321798</text:p>
              </table:table-cell>
              <table:table-cell office:value-type="float" office:value="0.0599396383773483">
                <text:p>0.0599396383773483</text:p>
              </table:table-cell>
              <table:table-cell office:value-type="float" office:value="0.0599396383773483">
                <text:p>0.0599396383773483</text:p>
              </table:table-cell>
              <table:table-cell office:value-type="float" office:value="8">
                <text:p>8</text:p>
              </table:table-cell>
              <table:table-cell office:value-type="float" office:value="12.700115006597">
                <text:p>12.700115006597</text:p>
              </table:table-cell>
              <table:table-cell office:value-type="float" office:value="0.186676450458968">
                <text:p>0.186676450458968</text:p>
              </table:table-cell>
              <table:table-cell office:value-type="float" office:value="0.186676450458968">
                <text:p>0.1866764504589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.5493993057042">
                <text:p>40.5493993057042</text:p>
              </table:table-cell>
              <table:table-cell office:value-type="float" office:value="0.249075496223274">
                <text:p>0.249075496223274</text:p>
              </table:table-cell>
              <table:table-cell office:value-type="float" office:value="0.249075496223274">
                <text:p>0.249075496223274</text:p>
              </table:table-cell>
              <table:table-cell office:value-type="float" office:value="14">
                <text:p>14</text:p>
              </table:table-cell>
              <table:table-cell office:value-type="float" office:value="23.6524664266379">
                <text:p>23.6524664266379</text:p>
              </table:table-cell>
              <table:table-cell office:value-type="float" office:value="0.0761505348085464">
                <text:p>0.0761505348085464</text:p>
              </table:table-cell>
              <table:table-cell office:value-type="float" office:value="0.0761505348085464">
                <text:p>0.0761505348085464</text:p>
              </table:table-cell>
              <table:table-cell office:value-type="float" office:value="14">
                <text:p>14</text:p>
              </table:table-cell>
              <table:table-cell office:value-type="float" office:value="9.076240419524">
                <text:p>9.076240419524</text:p>
              </table:table-cell>
              <table:table-cell office:value-type="float" office:value="0.127223477208552">
                <text:p>0.127223477208552</text:p>
              </table:table-cell>
              <table:table-cell office:value-type="float" office:value="0.127223477208552">
                <text:p>0.127223477208552</text:p>
              </table:table-cell>
              <table:table-cell office:value-type="float" office:value="14">
                <text:p>14</text:p>
              </table:table-cell>
              <table:table-cell office:value-type="float" office:value="19.3731286095906">
                <text:p>19.3731286095906</text:p>
              </table:table-cell>
              <table:table-cell office:value-type="float" office:value="0.169008849214635">
                <text:p>0.169008849214635</text:p>
              </table:table-cell>
              <table:table-cell office:value-type="float" office:value="0.169008849214635">
                <text:p>0.16900884921463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49.456527712141">
                <text:p>49.456527712141</text:p>
              </table:table-cell>
              <table:table-cell office:value-type="float" office:value="0.125406917319676">
                <text:p>0.125406917319676</text:p>
              </table:table-cell>
              <table:table-cell office:value-type="float" office:value="0.125406917319676">
                <text:p>0.125406917319676</text:p>
              </table:table-cell>
              <table:table-cell office:value-type="float" office:value="28">
                <text:p>28</text:p>
              </table:table-cell>
              <table:table-cell office:value-type="float" office:value="24.4277461197204">
                <text:p>24.4277461197204</text:p>
              </table:table-cell>
              <table:table-cell office:value-type="float" office:value="0.0655838570596865">
                <text:p>0.0655838570596865</text:p>
              </table:table-cell>
              <table:table-cell office:value-type="float" office:value="0.0655838570596865">
                <text:p>0.0655838570596865</text:p>
              </table:table-cell>
              <table:table-cell office:value-type="float" office:value="28">
                <text:p>28</text:p>
              </table:table-cell>
              <table:table-cell office:value-type="float" office:value="12.4711604414791">
                <text:p>12.4711604414791</text:p>
              </table:table-cell>
              <table:table-cell office:value-type="float" office:value="0.180916630292449">
                <text:p>0.180916630292449</text:p>
              </table:table-cell>
              <table:table-cell office:value-type="float" office:value="0.180916630292449">
                <text:p>0.180916630292449</text:p>
              </table:table-cell>
              <table:table-cell office:value-type="float" office:value="28">
                <text:p>28</text:p>
              </table:table-cell>
              <table:table-cell office:value-type="float" office:value="21.5359177232228">
                <text:p>21.5359177232228</text:p>
              </table:table-cell>
              <table:table-cell office:value-type="float" office:value="0.364659080440242">
                <text:p>0.364659080440242</text:p>
              </table:table-cell>
              <table:table-cell office:value-type="float" office:value="0.364659080440242">
                <text:p>0.364659080440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